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0E2900000757A571448A.svg" manifest:media-type="image/svg+xml"/>
  <manifest:file-entry manifest:full-path="Pictures/10000000000000200000002000309F1C.png" manifest:media-type="image/png"/>
  <manifest:file-entry manifest:full-path="Pictures/1000000000000089000000478DCC339B.png" manifest:media-type="image/png"/>
  <manifest:file-entry manifest:full-path="Pictures/2000000100006CBA00004CE58A35D274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8.635cm" svg:height="6.989cm" svg:x="2.286cm" svg:y="4.318cm" svg:viewBox="0 0 8636 6990" draw:points="1778,6990 1778,1016 0,1016 0,0 8636,0 8636,1016 6858,1016 6858,6990">
          <text:p/>
        </draw:polygon>
        <draw:polygon draw:style-name="gr1" draw:text-style-name="P1" draw:layer="layout" svg:width="8.635cm" svg:height="6.989cm" svg:x="12.446cm" svg:y="4.318cm" svg:viewBox="0 0 8636 6990" draw:points="1778,6990 1778,1016 0,1016 0,0 8636,0 8636,1016 6858,1016 6858,6990">
          <text:p/>
        </draw:polygon>
        <draw:frame draw:style-name="gr2" draw:layer="layout" svg:width="2.725cm" svg:height="0.962cm" svg:x="5.242cm" svg:y="11.484cm">
          <draw:text-box>
            <text:p>FORAN</text:p>
          </draw:text-box>
        </draw:frame>
        <draw:frame draw:style-name="gr2" draw:layer="layout" svg:width="1.772cm" svg:height="0.962cm" svg:x="15.878cm" svg:y="11.484cm">
          <draw:text-box>
            <text:p>BAK</text:p>
          </draw:text-box>
        </draw:frame>
        <draw:frame draw:style-name="gr3" draw:text-style-name="P1" draw:layer="layout" svg:width="1.139cm" svg:height="0.59cm" svg:x="7.469cm" svg:y="5.475cm">
          <draw:image xlink:href="Pictures/2000000100000E2900000757A571448A.svg" xlink:type="simple" xlink:show="embed" xlink:actuate="onLoad">
            <text:p/>
          </draw:image>
        </draw:frame>
        <draw:frame draw:style-name="gr3" draw:text-style-name="P1" draw:layer="layout" svg:width="4.808cm" svg:height="3.401cm" svg:x="14.323cm" svg:y="4.502cm">
          <draw:image xlink:href="Pictures/2000000100006CBA00004CE58A35D274.svg" xlink:type="simple" xlink:show="embed" xlink:actuate="onLoad">
            <text:p/>
          </draw:image>
        </draw:frame>
        <draw:frame draw:style-name="gr3" draw:text-style-name="P1" draw:layer="layout" svg:width="0.9cm" svg:height="0.466cm" draw:transform="rotate (-1.5707963267949) translate (3.802cm 4.399cm)">
          <draw:image xlink:href="Pictures/1000000000000089000000478DCC339B.png" xlink:type="simple" xlink:show="embed" xlink:actuate="onLoad">
            <text:p/>
          </draw:image>
        </draw:frame>
        <draw:frame draw:style-name="gr3" draw:text-style-name="P1" draw:layer="layout" svg:width="0.9cm" svg:height="0.466cm" draw:transform="rotate (1.5707963267949) translate (9.471cm 5.301cm)">
          <draw:image xlink:href="Pictures/1000000000000089000000478DCC339B.png" xlink:type="simple" xlink:show="embed" xlink:actuate="onLoad">
            <text:p/>
          </draw:image>
        </draw:frame>
        <draw:frame draw:style-name="gr3" draw:text-style-name="P1" draw:layer="layout" svg:width="0.9cm" svg:height="0.466cm" draw:transform="rotate (-1.5707963267949) translate (13.902cm 4.399cm)">
          <draw:image xlink:href="Pictures/1000000000000089000000478DCC339B.png" xlink:type="simple" xlink:show="embed" xlink:actuate="onLoad">
            <text:p/>
          </draw:image>
        </draw:frame>
        <draw:frame draw:style-name="gr3" draw:text-style-name="P1" draw:layer="layout" svg:width="0.9cm" svg:height="0.466cm" draw:transform="rotate (1.5707963267949) translate (19.671cm 5.301cm)">
          <draw:image xlink:href="Pictures/1000000000000089000000478DCC339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solid" draw:fill-color="#000000" draw:fill-gradient-name="Gradient_20_7" draw:fill-hatch-name="Hatching_20_1" draw:fill-image-name="Bitmape_20_1" draw:fill-image-width="0cm" draw:fill-image-height="0cm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9-24T08:54:23</meta:creation-date>
    <dc:date>2013-10-02T10:50:13</dc:date>
    <dc:creator>Jo Asplin</dc:creator>
    <meta:editing-duration>P1DT6H13M33S</meta:editing-duration>
    <meta:editing-cycles>49</meta:editing-cycles>
    <meta:generator>LibreOffice/3.5$Linux_X86_64 LibreOffice_project/350m1$Build-2</meta:generator>
    <meta:document-statistic meta:object-count="33"/>
  </office:meta>
</office:document-meta>
</file>